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lfa44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144444" calcext:value-type="float">
            <text:p>4144444</text:p>
          </table:table-cell>
          <table:table-cell office:value-type="float" office:value="414158" calcext:value-type="float">
            <text:p>414158</text:p>
          </table:table-cell>
          <table:table-cell office:value-type="float" office:value="141414" calcext:value-type="float">
            <text:p>141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21:19:19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2-06-20T21:19:34.472000000</dc:date>
    <meta:editing-duration>PT1M17S</meta:editing-duration>
    <meta:editing-cycles>2</meta:editing-cycles>
    <meta:document-statistic meta:table-count="1" meta:cell-count="15" meta:object-count="0"/>
  </office:meta>
</office:document-meta>
</file>